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a5f99"/>
    </style:style>
    <style:style style:name="T1" style:family="text">
      <style:text-properties officeooo:rsid="001a5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problem on Nation Building in Cameroon is deeply rooted in the poor system of Governance and the irresponsible nature of the Citizens. Discuss <text:tab/><text:tab/><text:tab/><text:tab/><text:tab/><text:tab/>(30 marks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21:23:34</meta:creation-date>
    <dc:date>2013-07-20T21:25:30</dc:date>
    <meta:editing-duration>P0D</meta:editing-duration>
    <meta:editing-cycles>1</meta:editing-cycles>
    <meta:document-statistic meta:table-count="0" meta:image-count="0" meta:object-count="0" meta:page-count="1" meta:paragraph-count="1" meta:word-count="26" meta:character-count="164" meta:non-whitespace-character-count="132"/>
    <meta:generator>LibreOffice/4.0.2.2$Linux_X86_64 LibreOffice_project/400m0$Build-2</meta:generator>
  </office:meta>
</office:document-meta>
</file>